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52f" officeooo:paragraph-rsid="0016f52f"/>
    </style:style>
    <style:style style:name="P2" style:family="paragraph" style:parent-style-name="Standard">
      <style:text-properties officeooo:rsid="0016f52f" officeooo:paragraph-rsid="001ef39f"/>
    </style:style>
    <style:style style:name="P3" style:family="paragraph" style:parent-style-name="Standard">
      <style:text-properties fo:font-weight="normal" officeooo:rsid="001749a2" officeooo:paragraph-rsid="001749a2" style:font-weight-asian="normal" style:font-weight-complex="normal"/>
    </style:style>
    <style:style style:name="P4" style:family="paragraph" style:parent-style-name="Standard">
      <style:text-properties fo:font-weight="normal" officeooo:rsid="001749a2" officeooo:paragraph-rsid="001b0495" style:font-weight-asian="normal" style:font-weight-complex="normal"/>
    </style:style>
    <style:style style:name="P5" style:family="paragraph" style:parent-style-name="Standard">
      <style:text-properties fo:font-weight="normal" officeooo:rsid="0019008b" officeooo:paragraph-rsid="0019008b" style:font-weight-asian="normal" style:font-weight-complex="normal"/>
    </style:style>
    <style:style style:name="P6" style:family="paragraph" style:parent-style-name="Standard">
      <style:text-properties fo:font-weight="normal" officeooo:rsid="001b0495" officeooo:paragraph-rsid="001b0495" style:font-weight-asian="normal" style:font-weight-complex="normal"/>
    </style:style>
    <style:style style:name="P7" style:family="paragraph" style:parent-style-name="Standard">
      <style:text-properties fo:font-weight="normal" officeooo:rsid="001c6eb5" officeooo:paragraph-rsid="001c6eb5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264229" officeooo:paragraph-rsid="0026422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264229" officeooo:paragraph-rsid="002cd4f7" style:font-weight-asian="normal" style:font-weight-complex="normal"/>
    </style:style>
    <style:style style:name="P10" style:family="paragraph" style:parent-style-name="Standard">
      <style:text-properties fo:font-weight="normal" officeooo:rsid="002cd4f7" officeooo:paragraph-rsid="002cd4f7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2cd4f7" officeooo:paragraph-rsid="002cd4f7" style:font-weight-asian="normal" style:font-weight-complex="normal"/>
    </style:style>
    <style:style style:name="P12" style:family="paragraph" style:parent-style-name="Standard">
      <style:text-properties officeooo:rsid="001749a2" officeooo:paragraph-rsid="001749a2"/>
    </style:style>
    <style:style style:name="P13" style:family="paragraph" style:parent-style-name="Standard">
      <style:text-properties officeooo:rsid="001749a2" officeooo:paragraph-rsid="00333d5d"/>
    </style:style>
    <style:style style:name="P14" style:family="paragraph" style:parent-style-name="Standard">
      <style:text-properties officeooo:rsid="001ef39f" officeooo:paragraph-rsid="001ef39f"/>
    </style:style>
    <style:style style:name="P15" style:family="paragraph" style:parent-style-name="Standard">
      <style:text-properties fo:color="#c9211e" loext:opacity="100%" fo:font-weight="normal" officeooo:rsid="001fc690" officeooo:paragraph-rsid="00333d5d" style:font-weight-asian="normal" style:font-weight-complex="normal"/>
    </style:style>
    <style:style style:name="P16" style:family="paragraph" style:parent-style-name="Standard">
      <style:text-properties fo:color="#c9211e" loext:opacity="100%" fo:font-weight="normal" officeooo:rsid="0022f610" officeooo:paragraph-rsid="00333d5d" style:font-weight-asian="normal" style:font-weight-complex="normal"/>
    </style:style>
    <style:style style:name="P17" style:family="paragraph" style:parent-style-name="Standard">
      <style:text-properties fo:color="#c9211e" loext:opacity="100%" fo:font-weight="normal" officeooo:rsid="0026eec0" officeooo:paragraph-rsid="002cd4f7" style:font-weight-asian="normal" style:font-weight-complex="normal"/>
    </style:style>
    <style:style style:name="P18" style:family="paragraph" style:parent-style-name="Standard">
      <style:text-properties fo:color="#c9211e" loext:opacity="100%" fo:font-weight="normal" officeooo:rsid="0026eec0" officeooo:paragraph-rsid="00333d5d" style:font-weight-asian="normal" style:font-weight-complex="normal"/>
    </style:style>
    <style:style style:name="P19" style:family="paragraph" style:parent-style-name="Standard">
      <style:text-properties fo:color="#c9211e" loext:opacity="100%" fo:font-weight="normal" officeooo:rsid="002ac40e" officeooo:paragraph-rsid="00333d5d" style:font-weight-asian="normal" style:font-weight-complex="normal"/>
    </style:style>
    <style:style style:name="P20" style:family="paragraph" style:parent-style-name="Standard">
      <style:text-properties fo:color="#c9211e" loext:opacity="100%" fo:font-weight="normal" officeooo:rsid="00302726" officeooo:paragraph-rsid="00333d5d" style:font-weight-asian="normal" style:font-weight-complex="normal"/>
    </style:style>
    <style:style style:name="P21" style:family="paragraph" style:parent-style-name="Standard">
      <style:text-properties style:use-window-font-color="true" loext:opacity="0%" fo:font-weight="normal" officeooo:rsid="00217a66" officeooo:paragraph-rsid="00217a66" style:font-weight-asian="normal" style:font-weight-complex="normal"/>
    </style:style>
    <style:style style:name="P22" style:family="paragraph" style:parent-style-name="Standard">
      <style:text-properties officeooo:rsid="00264229" officeooo:paragraph-rsid="00264229"/>
    </style:style>
    <style:style style:name="P23" style:family="paragraph" style:parent-style-name="Standard">
      <style:text-properties officeooo:rsid="0026eec0" officeooo:paragraph-rsid="0026eec0"/>
    </style:style>
    <style:style style:name="P24" style:family="paragraph" style:parent-style-name="Standard">
      <style:text-properties officeooo:rsid="0034550d" officeooo:paragraph-rsid="0034550d"/>
    </style:style>
    <style:style style:name="P25" style:family="paragraph" style:parent-style-name="Text_20_body">
      <style:text-properties officeooo:rsid="002cd4f7" officeooo:paragraph-rsid="002cd4f7"/>
    </style:style>
    <style:style style:name="P26" style:family="paragraph" style:parent-style-name="Text_20_body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cd4f7" officeooo:paragraph-rsid="002cd4f7"/>
    </style:style>
    <style:style style:name="P27" style:family="paragraph" style:parent-style-name="Text_20_body">
      <style:text-properties officeooo:rsid="00302726" officeooo:paragraph-rsid="00302726"/>
    </style:style>
    <style:style style:name="P28" style:family="paragraph" style:parent-style-name="Text_20_body">
      <style:text-properties officeooo:rsid="0032cf72" officeooo:paragraph-rsid="0032cf72"/>
    </style:style>
    <style:style style:name="P29" style:family="paragraph" style:parent-style-name="Standard">
      <style:text-properties fo:font-weight="bold" officeooo:rsid="0026eec0" officeooo:paragraph-rsid="002cd4f7" style:font-weight-asian="bold" style:font-weight-complex="bold"/>
    </style:style>
    <style:style style:name="P30" style:family="paragraph" style:parent-style-name="Standard">
      <style:text-properties officeooo:rsid="00388051" officeooo:paragraph-rsid="00388051"/>
    </style:style>
    <style:style style:name="P31" style:family="paragraph" style:parent-style-name="Standard">
      <style:text-properties officeooo:rsid="00388051" officeooo:paragraph-rsid="003933c5"/>
    </style:style>
    <style:style style:name="P32" style:family="paragraph" style:parent-style-name="Standard">
      <style:text-properties officeooo:rsid="003933c5" officeooo:paragraph-rsid="003933c5"/>
    </style:style>
    <style:style style:name="P33" style:family="paragraph" style:parent-style-name="Standard">
      <style:text-properties officeooo:rsid="003aee52" officeooo:paragraph-rsid="003aee52"/>
    </style:style>
    <style:style style:name="P34" style:family="paragraph" style:parent-style-name="Heading_20_1">
      <style:text-properties style:use-window-font-color="true" loext:opacity="0%"/>
    </style:style>
    <style:style style:name="P3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388051" officeooo:paragraph-rsid="00388051"/>
    </style:style>
    <style:style style:name="P3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388051" officeooo:paragraph-rsid="00388051"/>
    </style:style>
    <style:style style:name="P37" style:family="paragraph" style:parent-style-name="Standard">
      <style:text-properties officeooo:rsid="00388051" officeooo:paragraph-rsid="00388051"/>
    </style:style>
    <style:style style:name="P3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3933c5" officeooo:paragraph-rsid="003933c5"/>
    </style:style>
    <style:style style:name="P3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3933c5" officeooo:paragraph-rsid="003933c5"/>
    </style:style>
    <style:style style:name="P4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3933c5" officeooo:paragraph-rsid="003933c5"/>
    </style:style>
    <style:style style:name="P41" style:family="paragraph" style:parent-style-name="Standard">
      <style:text-properties officeooo:rsid="003933c5" officeooo:paragraph-rsid="003933c5"/>
    </style:style>
    <style:style style:name="P42" style:family="paragraph" style:parent-style-name="Standard">
      <style:text-properties fo:font-weight="normal" officeooo:rsid="003fc049" officeooo:paragraph-rsid="003fc049" style:font-weight-asian="normal" style:font-weight-complex="normal"/>
    </style:style>
    <style:style style:name="P43" style:family="paragraph" style:parent-style-name="Standard">
      <style:text-properties fo:font-weight="normal" officeooo:rsid="00408d61" officeooo:paragraph-rsid="00408d61" style:font-weight-asian="normal" style:font-weight-complex="normal"/>
    </style:style>
    <style:style style:name="P44" style:family="paragraph" style:parent-style-name="Standard">
      <style:text-properties fo:font-weight="normal" officeooo:rsid="00454813" officeooo:paragraph-rsid="00454813" style:font-weight-asian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0454813" officeooo:paragraph-rsid="00454813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454813" officeooo:paragraph-rsid="00454813" style:font-weight-asian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0454813" officeooo:paragraph-rsid="00454813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454813" officeooo:paragraph-rsid="004b0669" style:font-weight-asian="normal" style:font-weight-complex="normal"/>
    </style:style>
    <style:style style:name="P49" style:family="paragraph" style:parent-style-name="Standard">
      <style:text-properties fo:font-weight="normal" officeooo:rsid="00465292" officeooo:paragraph-rsid="00465292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465292" officeooo:paragraph-rsid="00465292" style:font-weight-asian="normal" style:font-weight-complex="normal"/>
    </style:style>
    <style:style style:name="P51" style:family="paragraph" style:parent-style-name="Standard">
      <style:text-properties fo:font-weight="normal" officeooo:rsid="00471120" officeooo:paragraph-rsid="00471120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471120" officeooo:paragraph-rsid="00471120" style:font-weight-asian="normal" style:font-weight-complex="normal"/>
    </style:style>
    <style:style style:name="P53" style:family="paragraph" style:parent-style-name="Standard">
      <style:text-properties fo:font-weight="normal" officeooo:rsid="004b0669" officeooo:paragraph-rsid="004b0669" style:font-weight-asian="normal" style:font-weight-complex="normal"/>
    </style:style>
    <style:style style:name="P54" style:family="paragraph" style:parent-style-name="Standard">
      <style:text-properties fo:font-weight="normal" officeooo:rsid="003aee52" officeooo:paragraph-rsid="003aee52" style:font-weight-asian="normal" style:font-weight-complex="normal"/>
    </style:style>
    <style:style style:name="P55" style:family="paragraph" style:parent-style-name="Standard">
      <style:text-properties fo:font-weight="normal" officeooo:rsid="0050e48d" officeooo:paragraph-rsid="0050e48d" style:font-weight-asian="normal" style:font-weight-complex="normal"/>
    </style:style>
    <style:style style:name="P56" style:family="paragraph" style:parent-style-name="Standard">
      <style:text-properties fo:font-weight="normal" officeooo:rsid="005171c3" officeooo:paragraph-rsid="005171c3" style:font-weight-asian="normal" style:font-weight-complex="normal"/>
    </style:style>
    <style:style style:name="P57" style:family="paragraph" style:parent-style-name="Standard">
      <style:text-properties fo:font-weight="normal" officeooo:rsid="005172d5" officeooo:paragraph-rsid="005172d5" style:font-weight-asian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05172d5" officeooo:paragraph-rsid="005172d5" style:font-weight-asian="normal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05172d5" officeooo:paragraph-rsid="005172d5" style:font-weight-asian="normal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normal" officeooo:rsid="005172d5" officeooo:paragraph-rsid="005172d5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5172d5" officeooo:paragraph-rsid="005172d5" style:font-weight-asian="normal" style:font-weight-complex="normal"/>
    </style:style>
    <style:style style:name="P62" style:family="paragraph" style:parent-style-name="Standard">
      <style:text-properties fo:font-weight="normal" officeooo:rsid="0016f52f" officeooo:paragraph-rsid="0016f52f" style:font-weight-asian="normal" style:font-weight-complex="normal"/>
    </style:style>
    <style:style style:name="P63" style:family="paragraph" style:parent-style-name="Standard">
      <style:text-properties fo:font-weight="normal" officeooo:rsid="00517da4" officeooo:paragraph-rsid="00517da4" style:font-weight-asian="normal" style:font-weight-complex="normal"/>
    </style:style>
    <style:style style:name="P64" style:family="paragraph" style:parent-style-name="Standard">
      <style:text-properties fo:font-weight="normal" officeooo:rsid="0056c666" officeooo:paragraph-rsid="0056c666" style:font-weight-asian="normal" style:font-weight-complex="normal"/>
    </style:style>
    <style:style style:name="P65" style:family="paragraph" style:parent-style-name="Standard">
      <style:text-properties officeooo:rsid="00422838" officeooo:paragraph-rsid="00422838"/>
    </style:style>
    <style:style style:name="P66" style:family="paragraph" style:parent-style-name="Standard">
      <style:text-properties officeooo:rsid="001749a2" officeooo:paragraph-rsid="00333d5d"/>
    </style:style>
    <style:style style:name="P67" style:family="paragraph" style:parent-style-name="Standard">
      <style:text-properties officeooo:rsid="0043576f" officeooo:paragraph-rsid="0043576f"/>
    </style:style>
    <style:style style:name="P68" style:family="paragraph" style:parent-style-name="Standard">
      <style:text-properties officeooo:rsid="0044c0dd" officeooo:paragraph-rsid="0044c0dd"/>
    </style:style>
    <style:style style:name="P69" style:family="paragraph" style:parent-style-name="Standard">
      <style:text-properties fo:color="#c9211e" loext:opacity="100%" fo:font-weight="normal" officeooo:rsid="00465292" officeooo:paragraph-rsid="00465292" style:font-weight-asian="normal" style:font-weight-complex="normal"/>
    </style:style>
    <style:style style:name="P70" style:family="paragraph" style:parent-style-name="Standard">
      <style:text-properties fo:color="#c9211e" loext:opacity="100%" officeooo:rsid="001fc690" officeooo:paragraph-rsid="00333d5d"/>
    </style:style>
    <style:style style:name="P71" style:family="paragraph" style:parent-style-name="Standard">
      <style:text-properties officeooo:rsid="004d3d10" officeooo:paragraph-rsid="0056c666"/>
    </style:style>
    <style:style style:name="P72" style:family="paragraph" style:parent-style-name="Standard">
      <style:text-properties style:use-window-font-color="true" loext:opacity="0%" fo:font-weight="normal" officeooo:rsid="004e442f" officeooo:paragraph-rsid="004e442f" style:font-weight-asian="normal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use-window-font-color="true" loext:opacity="0%" fo:font-weight="normal" officeooo:rsid="004e442f" officeooo:paragraph-rsid="004e442f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use-window-font-color="true" loext:opacity="0%" fo:font-weight="normal" officeooo:rsid="004e442f" officeooo:paragraph-rsid="004e442f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use-window-font-color="true" loext:opacity="0%" fo:font-weight="normal" officeooo:rsid="004e442f" officeooo:paragraph-rsid="004e442f" style:font-weight-asian="normal" style:font-weight-complex="normal"/>
    </style:style>
    <style:style style:name="P76" style:family="paragraph" style:parent-style-name="Standard">
      <style:text-properties style:use-window-font-color="true" loext:opacity="0%" fo:font-weight="normal" officeooo:rsid="004fb5d2" officeooo:paragraph-rsid="004fb5d2" style:font-weight-asian="normal" style:font-weight-complex="normal"/>
    </style:style>
    <style:style style:name="P77" style:family="paragraph" style:parent-style-name="Standard">
      <style:text-properties style:use-window-font-color="true" loext:opacity="0%" fo:font-weight="normal" officeooo:rsid="0050e48d" officeooo:paragraph-rsid="0050e48d" style:font-weight-asian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use-window-font-color="true" loext:opacity="0%" fo:font-weight="normal" officeooo:rsid="0050e48d" officeooo:paragraph-rsid="0050e48d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use-window-font-color="true" loext:opacity="0%" fo:font-weight="normal" officeooo:rsid="0050e48d" officeooo:paragraph-rsid="0050e48d" style:font-weight-asian="normal" style:font-weight-complex="normal"/>
    </style:style>
    <style:style style:name="P80" style:family="paragraph" style:parent-style-name="Standard" style:master-page-name="">
      <style:paragraph-properties style:page-number="auto"/>
      <style:text-properties style:use-window-font-color="true" loext:opacity="0%" fo:font-weight="normal" officeooo:rsid="0050e48d" officeooo:paragraph-rsid="00532bcb" style:font-weight-asian="normal" style:font-weight-complex="normal"/>
    </style:style>
    <style:style style:name="P81" style:family="paragraph" style:parent-style-name="Standard">
      <style:text-properties style:use-window-font-color="true" loext:opacity="0%" fo:font-weight="normal" officeooo:rsid="0050e48d" officeooo:paragraph-rsid="00532bcb" style:font-weight-asian="normal" style:font-weight-complex="normal"/>
    </style:style>
    <style:style style:name="P82" style:family="paragraph" style:parent-style-name="Standard">
      <style:text-properties officeooo:rsid="00517da4" officeooo:paragraph-rsid="00517da4"/>
    </style:style>
    <style:style style:name="P83" style:family="paragraph" style:parent-style-name="Standard">
      <style:text-properties officeooo:rsid="001f0c91" officeooo:paragraph-rsid="00532bcb"/>
    </style:style>
    <style:style style:name="P84" style:family="paragraph" style:parent-style-name="Standard">
      <style:text-properties officeooo:rsid="001ef39f" officeooo:paragraph-rsid="00532bcb"/>
    </style:style>
    <style:style style:name="P85" style:family="paragraph" style:parent-style-name="Standard">
      <style:text-properties officeooo:rsid="00532bcb" officeooo:paragraph-rsid="00532bcb"/>
    </style:style>
    <style:style style:name="P86" style:family="paragraph" style:parent-style-name="Standard">
      <style:text-properties officeooo:rsid="0056c666" officeooo:paragraph-rsid="0056c666"/>
    </style:style>
    <style:style style:name="P87" style:family="paragraph" style:parent-style-name="Standard">
      <style:text-properties officeooo:rsid="005894cd" officeooo:paragraph-rsid="005894cd"/>
    </style:style>
    <style:style style:name="P88" style:family="paragraph" style:parent-style-name="Standard">
      <style:text-properties officeooo:rsid="005a10b8" officeooo:paragraph-rsid="005a10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0495" style:font-weight-asian="bold" style:font-weight-complex="bold"/>
    </style:style>
    <style:style style:name="T3" style:family="text">
      <style:text-properties fo:font-weight="bold" officeooo:rsid="002cd4f7" style:font-weight-asian="bold" style:font-weight-complex="bold"/>
    </style:style>
    <style:style style:name="T4" style:family="text">
      <style:text-properties fo:font-weight="bold" officeooo:rsid="004b0669" style:font-weight-asian="bold" style:font-weight-complex="bold"/>
    </style:style>
    <style:style style:name="T5" style:family="text">
      <style:text-properties officeooo:rsid="00246032"/>
    </style:style>
    <style:style style:name="T6" style:family="text">
      <style:text-properties officeooo:rsid="002b9305"/>
    </style:style>
    <style:style style:name="T7" style:family="text">
      <style:text-properties officeooo:rsid="002cd4f7"/>
    </style:style>
    <style:style style:name="T8" style:family="text">
      <style:text-properties officeooo:rsid="00315d7c"/>
    </style:style>
    <style:style style:name="T9" style:family="text">
      <style:text-properties officeooo:rsid="0035ba6e"/>
    </style:style>
    <style:style style:name="T10" style:family="text">
      <style:text-properties officeooo:rsid="00379b4e"/>
    </style:style>
    <style:style style:name="T11" style:family="text">
      <style:text-properties fo:color="#c9211e" loext:opacity="100%"/>
    </style:style>
    <style:style style:name="T12" style:family="text">
      <style:text-properties officeooo:rsid="003933c5"/>
    </style:style>
    <style:style style:name="T13" style:family="text">
      <style:text-properties officeooo:rsid="00454813"/>
    </style:style>
    <style:style style:name="T14" style:family="text">
      <style:text-properties officeooo:rsid="00465292"/>
    </style:style>
    <style:style style:name="T15" style:family="text">
      <style:text-properties officeooo:rsid="00477db1"/>
    </style:style>
    <style:style style:name="T16" style:family="text">
      <style:text-properties officeooo:rsid="0048ca57"/>
    </style:style>
    <style:style style:name="T17" style:family="text">
      <style:text-properties officeooo:rsid="004987ae"/>
    </style:style>
    <style:style style:name="T18" style:family="text">
      <style:text-properties officeooo:rsid="004b0669"/>
    </style:style>
    <style:style style:name="T19" style:family="text">
      <style:text-properties officeooo:rsid="004c8db1"/>
    </style:style>
    <style:style style:name="T20" style:family="text">
      <style:text-properties style:use-window-font-color="true" loext:opacity="0%"/>
    </style:style>
    <style:style style:name="T21" style:family="text">
      <style:text-properties officeooo:rsid="00532bcb"/>
    </style:style>
    <style:style style:name="T22" style:family="text">
      <style:text-properties officeooo:rsid="0054e0a9"/>
    </style:style>
    <style:style style:name="T23" style:family="text">
      <style:text-properties officeooo:rsid="0056c66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b9305" style:font-weight-asian="normal" style:font-weight-complex="normal"/>
    </style:style>
    <style:style style:name="T26" style:family="text">
      <style:text-properties fo:font-weight="normal" officeooo:rsid="0035ba6e" style:font-weight-asian="normal" style:font-weight-complex="normal"/>
    </style:style>
    <style:style style:name="T27" style:family="text">
      <style:text-properties fo:font-weight="normal" officeooo:rsid="00379b4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BA is case insensitive</text:p>
      <text:p text:style-name="P12"/>
      <text:p text:style-name="P70"><text:span text:style-name="T24">Access cells</text:span><text:span text:style-name="T25">(offsets &amp; mixed)</text:span><text:span text:style-name="T24">? Values(text, number, date) &amp; formulas? </text:span><text:span text:style-name="T26">Range(…) vs Cells</text:span><text:span text:style-name="T27">()</text:span><text:span text:style-name="T26">?</text:span></text:p>
      <text:p text:style-name="P16">Open file dialog?</text:p>
      <text:p text:style-name="P18">Format string?</text:p>
      <text:p text:style-name="P20">User defined types?</text:p>
      <text:p text:style-name="P13"/>
      <text:p text:style-name="P68">VBA scripts are supported in .xls<text:span text:style-name="T1">m</text:span>-files.</text:p>
      <text:p text:style-name="P68">Dedicated tools are in menu “Developer”. It should be enabled, go to File→ Options → Customize Ribbon and check “Developer” in “Main Tabs” section.</text:p>
      <text:p text:style-name="P67">Console with debug-messages is called “Immediate window”: View → Immediate window</text:p>
      <text:p text:style-name="P67">Print messages via: Debug.Print(“Something”)</text:p>
      <text:p text:style-name="P68">Disable message-box window on syntax error. Go to Tools→Options → Editor and uncheck “Auto Syntax Check”. <text:span text:style-name="T13">Errors still will be highlighted in red.</text:span></text:p>
      <text:p text:style-name="P13"/>
      <text:p text:style-name="P30">Data types</text:p>
      <text:p text:style-name="P30">Byte(unsigned), Integer(16 bits), Long(32 bits), Single, Double, Currency, Decimal,</text:p>
      <text:p text:style-name="P30">String(<text:span text:style-name="T11">fixed vs variable length</text:span>), Date, Boolean(True, False), Object, Variant(<text:span text:style-name="T11">numeric vs text</text:span>)</text:p>
      <text:p text:style-name="P30"/>
      <text:p text:style-name="P65">String</text:p>
      <text:p text:style-name="P65">Concatenate using &amp; or +:</text:p>
      <text:p text:style-name="P65"><text:tab/>“Hello” + “ “ &amp; “world”</text:p>
      <text:p text:style-name="P65"/>
      <text:p text:style-name="P86">Useful methods</text:p>
      <text:p text:style-name="P71">CStr(1) - <text:span text:style-name="T23">t</text:span>o string</text:p>
      <text:p text:style-name="P86">Split(text, delim, limit) – splits string, returns array</text:p>
      <text:p text:style-name="P88">Join(wordsList, delim) – concats words using delim and returns a single String</text:p>
      <text:p text:style-name="P87">Filter(wordsList, subStr) – returns only words, which contain subStr</text:p>
      <text:p text:style-name="P71"/>
      <text:p text:style-name="P30">Date</text:p>
      <text:p text:style-name="P32">May contain date, time or both.</text:p>
      <text:p text:style-name="P30"><text:span text:style-name="T12">Date l</text:span>iterals <text:span text:style-name="T12">syntax:</text:span> #MM/dd/yyyy# or #yyyy-MM-dd#. For example:</text:p>
      <text:p text:style-name="P35">Dim dt As Date</text:p>
      <text:p text:style-name="P36">dt = #02/01/1992#</text:p>
      <text:p text:style-name="P36">dt = #1992-02-01#</text:p>
      <text:p text:style-name="P32">Time literals may be in 12-hour or 24-hour format: #hh:mm:ss AM# or #hh:mm:ss#.</text:p>
      <text:p text:style-name="P38">Dim tm As Date</text:p>
      <text:p text:style-name="P39">tm = #01:02:03 AM#</text:p>
      <text:p text:style-name="P39">tm = #01:02:03#</text:p>
      <text:p text:style-name="P32">Both date and time:</text:p>
      <text:p text:style-name="P38">Dim inst As Date</text:p>
      <text:p text:style-name="P39">inst = #1992-02-01 01:02:03#</text:p>
      <text:p text:style-name="P32">See Format(to formatted string), DateDiff(calc. duration), C<text:span text:style-name="T19">D</text:span>ate(from string)</text:p>
      <text:p text:style-name="P32"/>
      <text:p text:style-name="P82">Variant</text:p>
      <text:p text:style-name="P85">Variables of this type may contain any data-type</text:p>
      <text:p text:style-name="P84">Null – value for type Variant. Check via:</text:p>
      <text:p text:style-name="P84"><text:tab/>IsNull(ws)</text:p>
      <text:p text:style-name="P83">Empty – uninitialized Variant. Check via:</text:p>
      <text:p text:style-name="P83"><text:tab/>IsEmpty(ws)</text:p>
      <text:p text:style-name="P31"/>
      <text:p text:style-name="P14">Supports global variables:</text:p>
      <text:p text:style-name="P14"><text:soft-page-break/><text:tab/>Private ws As Worksheet ‘ module scope</text:p>
      <text:p text:style-name="P14"><text:tab/>Public ws As Worksheet ‘ global scope</text:p>
      <text:p text:style-name="P2"/>
      <text:p text:style-name="P14">Assign by value, ok for primitive types</text:p>
      <text:p text:style-name="P1"><text:tab/>Dim x As Integer</text:p>
      <text:p text:style-name="P1"><text:span text:style-name="T1"><text:tab/>Let</text:span> x = 1 ‘ <text:span text:style-name="T1">may omit Let</text:span></text:p>
      <text:p text:style-name="P1"/>
      <text:p text:style-name="P14">Assign by reference</text:p>
      <text:p text:style-name="P1"><text:tab/>Dim ws As Worksheet</text:p>
      <text:p text:style-name="P1"><text:span text:style-name="T1"><text:tab/>Set</text:span> ws = ThisWorkbook.Worksheets(“orders”)</text:p>
      <text:p text:style-name="P1"/>
      <text:p text:style-name="P14">Nothing – value for reference-types. Check via:</text:p>
      <text:p text:style-name="P14"><text:tab/>ws Is Nothing</text:p>
      <text:p text:style-name="P24">Assign via:</text:p>
      <text:p text:style-name="P24"><text:tab/>Set ws = Nothing</text:p>
      <text:p text:style-name="P14"/>
      <text:p text:style-name="P33">Constants:</text:p>
      <text:p text:style-name="P54"><text:tab/>Const PI As Double = 3.14</text:p>
      <text:p text:style-name="P54"/>
      <text:p text:style-name="P55">Arrays</text:p>
      <text:p text:style-name="P56">0-based indexes</text:p>
      <text:p text:style-name="P57">Fixed size, specify <text:span text:style-name="T1">last index</text:span>:</text:p>
      <text:p text:style-name="P58">Dim arr(5) As Integer ‘ array with 6 items</text:p>
      <text:p text:style-name="P60">Multi dimensional:</text:p>
      <text:p text:style-name="P61"><text:tab/>Dim arr(5, 5) As Integer</text:p>
      <text:p text:style-name="P57">Re-sizable, don’t specify last index:</text:p>
      <text:p text:style-name="P58">Dim arr() As Integer</text:p>
      <text:p text:style-name="P63">To re-size such array:</text:p>
      <text:p text:style-name="P63"><text:tab/>ReDim Preserve arr(10)</text:p>
      <text:p text:style-name="P63">Values in arr <text:span text:style-name="T1">are lost</text:span> if omit Preserve. <text:span text:style-name="T22">It is allowed to ReDim Preserve only last dimension of multi-dimensional array.</text:span></text:p>
      <text:p text:style-name="P63"/>
      <text:p text:style-name="P63">Arrays are passed to functions by ref. Declare array argument w/o size:</text:p>
      <text:p text:style-name="P63"><text:tab/>Function sum(x() As Integer) As Integer</text:p>
      <text:p text:style-name="P63"/>
      <text:p text:style-name="P64">Useful methods</text:p>
      <text:p text:style-name="P64">UBound() - returns last index</text:p>
      <text:p text:style-name="P64"/>
      <text:p text:style-name="P62"/>
      <text:p text:style-name="P42">Operators</text:p>
      <text:p text:style-name="P42">= same as ==</text:p>
      <text:p text:style-name="P42">&lt;&gt; same as !=</text:p>
      <text:p text:style-name="P43">Logical operators are <text:span text:style-name="T1">not “short circuit”</text:span>.</text:p>
      <text:p text:style-name="P42">AND same as &amp;</text:p>
      <text:p text:style-name="P42">OR same as |</text:p>
      <text:p text:style-name="P42">NOT same as !</text:p>
      <text:p text:style-name="P42"><text:tab/>NOT(a &gt; 0 AND b &gt; 0)</text:p>
      <text:p text:style-name="P42">XOR same ^</text:p>
      <text:p text:style-name="P42"/>
      <text:p text:style-name="P44">If statement</text:p>
      <text:p text:style-name="P45">If x &gt; y Then</text:p>
      <text:p text:style-name="P46"><text:tab/>‘ do this</text:p>
      <text:p text:style-name="P46"><text:soft-page-break/>ElseIf</text:p>
      <text:p text:style-name="P46"><text:tab/>‘ do that</text:p>
      <text:p text:style-name="P46">Else</text:p>
      <text:p text:style-name="P46"><text:tab/>‘ do else</text:p>
      <text:p text:style-name="P46">End If</text:p>
      <text:p text:style-name="P44"/>
      <text:p text:style-name="P44">Select Case statement</text:p>
      <text:p text:style-name="P45">Select Case x</text:p>
      <text:p text:style-name="P46">Case <text:span text:style-name="T15">1</text:span></text:p>
      <text:p text:style-name="P46"><text:tab/>‘ x = <text:span text:style-name="T15">1</text:span></text:p>
      <text:p text:style-name="P48">Case <text:span text:style-name="T16">y</text:span></text:p>
      <text:p text:style-name="P48"><text:tab/>‘ x <text:span text:style-name="T16">= y</text:span></text:p>
      <text:p text:style-name="P46">Case <text:span text:style-name="T16">2 To 5</text:span></text:p>
      <text:p text:style-name="P46"><text:tab/>‘ x is <text:span text:style-name="T16">[2; 5], </text:span><text:span text:style-name="T4">yes including 5</text:span></text:p>
      <text:p text:style-name="P52">Case <text:span text:style-name="T16">Is &gt; 10</text:span></text:p>
      <text:p text:style-name="P52"><text:tab/>‘ x &gt; <text:span text:style-name="T17">10</text:span></text:p>
      <text:p text:style-name="P46">Case Else</text:p>
      <text:p text:style-name="P46"><text:tab/>‘ <text:span text:style-name="T14">none of above</text:span></text:p>
      <text:p text:style-name="P50">End Select</text:p>
      <text:p text:style-name="P49"/>
      <text:p text:style-name="P51">May combine expressions in <text:span text:style-name="T18">Case:</text:span></text:p>
      <text:p text:style-name="P51"><text:tab/><text:span text:style-name="T18">Case 1, y, 2 To 5, Is &gt; 10</text:span></text:p>
      <text:p text:style-name="P53"/>
      <text:p text:style-name="P53">May check if alphabetically between 2 strings:</text:p>
      <text:p text:style-name="P53"><text:tab/>Case “alpha” To “beta”</text:p>
      <text:p text:style-name="P69"/>
      <text:p text:style-name="P72">For loop</text:p>
      <text:p text:style-name="P73">Dim i As Integer</text:p>
      <text:p text:style-name="P74">For i = 0 To 5 Step 1 ‘ <text:span text:style-name="T1">5 is inclusive</text:span></text:p>
      <text:p text:style-name="P74"><text:tab/>‘ actions</text:p>
      <text:p text:style-name="P74">Next</text:p>
      <text:p text:style-name="P76">Or</text:p>
      <text:p text:style-name="P73">For Each i In group ‘ group is array or collection(<text:span text:style-name="T11">what is collection?</text:span>)</text:p>
      <text:p text:style-name="P74"><text:tab/>‘ actions</text:p>
      <text:p text:style-name="P74">Next</text:p>
      <text:p text:style-name="P72"/>
      <text:p text:style-name="P72">Exit For – works like brake</text:p>
      <text:p text:style-name="P72"/>
      <text:p text:style-name="P77">While</text:p>
      <text:p text:style-name="P78">While i &lt; 5</text:p>
      <text:p text:style-name="P79"><text:tab/>‘ actons</text:p>
      <text:p text:style-name="P79">Wend</text:p>
      <text:p text:style-name="P80"/>
      <text:p text:style-name="P81"><text:span text:style-name="T21">D</text:span>o-while loops</text:p>
      <text:p text:style-name="P79">Do</text:p>
      <text:p text:style-name="P79"><text:tab/>‘ actions</text:p>
      <text:p text:style-name="P79">Loop While i &lt; 5</text:p>
      <text:p text:style-name="P77"/>
      <text:p text:style-name="P77">Exit Do – breaks do-while loop</text:p>
      <text:h text:style-name="P34" text:outline-level="1"><text:soft-page-break/>Sub vs Function</text:h>
      <text:p text:style-name="P27">Function – returns value, Sub – does not, it is sub-routine.</text:p>
      <text:p text:style-name="P27">To return value from Function “getValue()”:</text:p>
      <text:p text:style-name="P27"><text:tab/>Function getValue() <text:span text:style-name="T8">As Integer</text:span></text:p>
      <text:p text:style-name="P27"><text:tab/><text:tab/><text:span text:style-name="T8">getValue = 0 ‘ will be ignored</text:span></text:p>
      <text:p text:style-name="P27"><text:tab/><text:tab/><text:span text:style-name="T8">getValue = 1 ‘ last assigned is returned</text:span></text:p>
      <text:p text:style-name="P27"><text:tab/><text:tab/><text:span text:style-name="T8">End Function ‘ not to execute further, but return now</text:span></text:p>
      <text:p text:style-name="P27"><text:tab/><text:tab/>… <text:span text:style-name="T8">unreachable instructions … </text:span></text:p>
      <text:p text:style-name="P27"><text:tab/><text:span text:style-name="T8">End Function</text:span></text:p>
      <text:p text:style-name="P28">To return from Sub:</text:p>
      <text:p text:style-name="P28"><text:tab/>End Sub</text:p>
      <text:h text:style-name="Heading_20_1" text:outline-level="1">Error handling</text:h>
      <text:p text:style-name="P17">Err-object</text:p>
      <text:p text:style-name="P29">Err.Raise {code}, Description:=””</text:p>
      <text:p text:style-name="P25"/>
      <text:p text:style-name="P26">Sub mySub()</text:p>
      <text:p text:style-name="P8"><text:tab/>On Error GoTo <text:span text:style-name="T3">ErrorHandler</text:span></text:p>
      <text:p text:style-name="P8"><text:tab/>‘ <text:span text:style-name="T7">code which may throw error</text:span></text:p>
      <text:p text:style-name="P8"><text:tab/><text:span text:style-name="T7">Exit Sub</text:span></text:p>
      <text:p text:style-name="P8"/>
      <text:p text:style-name="P8"><text:tab/><text:span text:style-name="T3">ErrorHandler</text:span><text:span text:style-name="T7">:</text:span></text:p>
      <text:p text:style-name="P8"><text:tab/><text:tab/><text:span text:style-name="T7">Select Case Err.Number </text:span></text:p>
      <text:p text:style-name="P8"><text:tab/><text:tab/><text:tab/><text:span text:style-name="T7">Case 1</text:span></text:p>
      <text:p text:style-name="P8"><text:tab/><text:tab/><text:tab/><text:tab/>‘ <text:span text:style-name="T7">action if Err.Number = 1</text:span></text:p>
      <text:p text:style-name="P8"><text:tab/><text:tab/><text:tab/><text:span text:style-name="T7">Case 2, 3, 4</text:span></text:p>
      <text:p text:style-name="P9"><text:tab/><text:tab/><text:tab/><text:tab/>‘ <text:span text:style-name="T7">action if Err.Number = [2; 4]</text:span></text:p>
      <text:p text:style-name="P9"><text:tab/><text:tab/><text:tab/><text:span text:style-name="T7">Case 5 To 10</text:span></text:p>
      <text:p text:style-name="P9"><text:tab/><text:tab/><text:tab/><text:tab/>‘ <text:span text:style-name="T7">action if Err.Number = [5; 10]</text:span></text:p>
      <text:p text:style-name="P9"><text:tab/><text:tab/><text:tab/><text:span text:style-name="T7">Case Is &gt; 10</text:span></text:p>
      <text:p text:style-name="P9"><text:tab/><text:tab/><text:tab/><text:tab/>‘ <text:span text:style-name="T7">action if <text:s/>Err.Number &gt; 10</text:span></text:p>
      <text:p text:style-name="P9"><text:tab/><text:tab/><text:tab/><text:span text:style-name="T7">Case Else</text:span></text:p>
      <text:p text:style-name="P9"><text:tab/><text:tab/><text:tab/><text:tab/>‘ <text:span text:style-name="T7">action if Err.Number does not satisfy anything above</text:span></text:p>
      <text:p text:style-name="P8"><text:tab/><text:tab/><text:span text:style-name="T7">End Select</text:span></text:p>
      <text:p text:style-name="P11">End Sub</text:p>
      <text:p text:style-name="P10"/>
      <text:p text:style-name="P23"><text:span text:style-name="T1"/></text:p>
      <text:p text:style-name="P22"><text:span text:style-name="T1"/></text:p>
      <text:p text:style-name="P5">Suppress errors:</text:p>
      <text:p text:style-name="P3"><text:tab/>On Error Resume Next</text:p>
      <text:p text:style-name="P5">Cancel error suppression:</text:p>
      <text:p text:style-name="P3"><text:tab/>On Error GoTo 0</text:p>
      <text:p text:style-name="P3"/>
      <text:p text:style-name="P6"><text:soft-page-break/>Get worksheet “orders”:</text:p>
      <text:p text:style-name="P3"><text:tab/>Set ws = ThisWorkbook.Worksheets("orders") ‘ <text:span text:style-name="T2">may raise error</text:span></text:p>
      <text:p text:style-name="P6">Create worksheet:</text:p>
      <text:p text:style-name="P6"><text:tab/>Set ws = ThisWorkbook.Worksheets.Add</text:p>
      <text:p text:style-name="P6"><text:tab/>ws.Name = "orders"</text:p>
      <text:p text:style-name="P6">ws is declared as:</text:p>
      <text:p text:style-name="P4"><text:tab/>Dim ws As Worksheet</text:p>
      <text:p text:style-name="P4"/>
      <text:p text:style-name="P7">Clear sheet(values and formatting):</text:p>
      <text:p text:style-name="P7"><text:tab/>ws.Cells.Clear</text:p>
      <text:p text:style-name="P7">Clear all values on sheet(formatting stays):</text:p>
      <text:p text:style-name="P7"><text:tab/>ws.Cells.ClearContents</text:p>
      <text:p text:style-name="P7"/>
      <text:p text:style-name="P21">Show “message box” window</text:p>
      <text:p text:style-name="P21"><text:tab/>MsgBox “Text to show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21:27:44.571616494</meta:creation-date>
    <dc:date>2026-02-28T22:45:58.257606279</dc:date>
    <meta:editing-duration>PT6H55M46S</meta:editing-duration>
    <meta:editing-cycles>54</meta:editing-cycles>
    <meta:generator>LibreOffice/24.2.7.2$Linux_X86_64 LibreOffice_project/420$Build-2</meta:generator>
    <meta:document-statistic meta:table-count="0" meta:image-count="0" meta:object-count="0" meta:page-count="5" meta:paragraph-count="173" meta:word-count="797" meta:character-count="4605" meta:non-whitespace-character-count="3875"/>
  </office:meta>
</office:document-meta>
</file>